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image/png" manifest:full-path="Pictures/10000000000000F60000011CFBDC8861.png"/>
  <manifest:file-entry manifest:media-type="image/png" manifest:full-path="Pictures/100000000000005E0000005ED5F5C24A.png"/>
  <manifest:file-entry manifest:media-type="image/png" manifest:full-path="Pictures/100002010000003000000030AE7C034C.png"/>
  <manifest:file-entry manifest:media-type="image/png" manifest:full-path="Pictures/100002010000003000000030F8A846DA.png"/>
  <manifest:file-entry manifest:media-type="image/png" manifest:full-path="Pictures/100002010000003000000030025F5EED.png"/>
  <manifest:file-entry manifest:media-type="image/png" manifest:full-path="Pictures/100000000000005E0000005EDF9FDE90.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gradient" draw:fill-gradient-name="Axial_20_light_20_red_2f_white" draw:textarea-horizontal-align="justify" draw:textarea-vertical-align="middle" draw:auto-grow-height="false" draw:shadow="hidden"/>
    </style:style>
    <style:style style:name="gr2" style:family="graphic" style:parent-style-name="standard">
      <style:graphic-properties svg:stroke-color="#000000" draw:fill="gradient" draw:fill-gradient-name="Gradient_20_1" draw:fill-hatch-name="Hatching_20_2" draw:textarea-horizontal-align="justify" draw:textarea-vertical-align="middle" draw:auto-grow-height="false" draw:shadow="hidden"/>
    </style:style>
    <style:style style:name="gr3" style:family="graphic" style:parent-style-name="standard">
      <style:graphic-properties svg:stroke-color="#000000" draw:fill="gradient" draw:fill-color="#9966cc" draw:fill-gradient-name="Axial_20_light_20_red_2f_white" draw:fill-hatch-name="Black_20_45_20_Degrees_20_Wide" draw:fill-image-name="Pebbles" draw:textarea-horizontal-align="justify" draw:textarea-vertical-align="middle" draw:auto-grow-height="false" draw:shadow="hidden"/>
    </style:style>
    <style:style style:name="gr4" style:family="graphic" style:parent-style-name="standard">
      <style:graphic-properties svg:stroke-color="#000000" draw:fill="solid" draw:fill-color="#00dcff" draw:fill-gradient-name="Square_20_yellow_2f_white" draw:fill-hatch-name="Black_20_45_20_Degrees_20_Wide" draw:textarea-horizontal-align="justify" draw:textarea-vertical-align="middle" draw:auto-grow-height="false" draw:shadow="hidden"/>
    </style:style>
    <style:style style:name="gr5" style:family="graphic" style:parent-style-name="standard">
      <style:graphic-properties draw:fill="gradient" draw:fill-color="#e6e6e6" draw:fill-gradient-name="Gradient_20_7" draw:textarea-horizontal-align="justify" draw:textarea-vertical-align="middle" draw:auto-grow-height="false" draw:shadow="hidden"/>
    </style:style>
    <style:style style:name="gr6" style:family="graphic" style:parent-style-name="standard">
      <style:graphic-properties draw:stroke="dash" draw:stroke-dash="_32__20_Dots_20_1_20_Dash" svg:stroke-width="0.05cm" svg:stroke-color="#000000" draw:marker-start-width="0.4cm" draw:marker-end-width="0.4cm" draw:fill="solid" draw:fill-color="#0099ff" draw:fill-gradient-name="Gradient_20_2"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solid" draw:stroke-dash="Ultrafine_20_2_20_Dots_20_3_20_Dashes" draw:fill="solid" draw:fill-color="#33cc66" draw:textarea-horizontal-align="justify" draw:textarea-vertical-align="middle" draw:auto-grow-height="false"/>
    </style:style>
    <style:style style:name="gr8" style:family="graphic" style:parent-style-name="standard">
      <style:graphic-properties draw:fill="hatch" draw:fill-color="#cccccc" draw:fill-hatch-name="Black_20_45_20_Degrees_20_Wide" draw:textarea-horizontal-align="justify" draw:textarea-vertical-align="middle" draw:auto-grow-height="false"/>
    </style:style>
    <style:style style:name="gr9" style:family="graphic" style:parent-style-name="standard">
      <style:graphic-properties draw:fill="gradient" draw:fill-color="#b3b3b3" draw:fill-gradient-name="Axial_20_light_20_red_2f_white" draw:fill-hatch-name="Black_20_45_20_Degrees_20_Wide" draw:textarea-horizontal-align="justify" draw:textarea-vertical-align="middle" draw:auto-grow-height="false"/>
    </style:style>
    <style:style style:name="gr10" style:family="graphic" style:parent-style-name="standard">
      <style:graphic-properties svg:stroke-color="#008000" draw:marker-start="Arrow" draw:marker-start-width="0.4cm" draw:marker-end="Circle" draw:marker-end-width="0.3cm" draw:textarea-horizontal-align="center" draw:textarea-vertical-align="middle"/>
    </style:style>
    <style:style style:name="gr11" style:family="graphic" style:parent-style-name="standard">
      <style:graphic-properties draw:fill="gradient" draw:fill-color="#00ff00" draw:fill-gradient-name="Gradient_20_7" draw:textarea-horizontal-align="justify" draw:textarea-vertical-align="middle" draw:auto-grow-height="false" draw:shadow="hidden"/>
    </style:style>
    <style:style style:name="gr12" style:family="graphic" style:parent-style-name="standard">
      <style:graphic-properties draw:fill="solid" draw:fill-color="#aecf00" draw:textarea-horizontal-align="justify" draw:textarea-vertical-align="middle" draw:auto-grow-height="false" draw:shadow="hidden"/>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standard">
      <style:graphic-properties draw:fill="solid" draw:fill-color="#008000" draw:textarea-horizontal-align="justify" draw:textarea-vertical-align="middle" draw:auto-grow-height="false"/>
    </style:style>
    <style:style style:name="gr15" style:family="graphic" style:parent-style-name="standard">
      <style:graphic-properties draw:fill="solid" draw:fill-color="#00ffff" draw:textarea-horizontal-align="justify" draw:textarea-vertical-align="middle" draw:auto-grow-height="false"/>
    </style:style>
    <style:style style:name="gr16" style:family="graphic" style:parent-style-name="standard">
      <style:graphic-properties draw:stroke="dash" draw:stroke-dash="Ultrafine_20_2_20_Dots_20_3_20_Dashes" svg:stroke-width="0.05cm" svg:stroke-color="#ff0000" draw:marker-start-width="0.38cm" draw:marker-end-width="0.38cm" draw:fill="solid" draw:fill-color="#00ffff" draw:textarea-horizontal-align="justify" draw:textarea-vertical-align="middle" draw:auto-grow-height="false" fo:padding-top="0.15cm" fo:padding-bottom="0.15cm" fo:padding-left="0.275cm" fo:padding-right="0.275cm"/>
    </style:style>
    <style:style style:name="gr17" style:family="graphic" style:parent-style-name="standard">
      <style:graphic-properties svg:stroke-width="0.1cm" svg:stroke-color="#008000" draw:marker-start="Arrow" draw:marker-start-width="0.45cm" draw:marker-end="Arrow" draw:marker-end-width="0.45cm" draw:stroke-linejoin="none" draw:fill="gradient" draw:fill-gradient-name="Radial_20_green_2f_black" draw:textarea-horizontal-align="center" draw:textarea-vertical-align="middle" fo:padding-top="0.175cm" fo:padding-bottom="0.175cm" fo:padding-left="0.3cm" fo:padding-right="0.3cm"/>
    </style:style>
    <style:style style:name="gr18" style:family="graphic" style:parent-style-name="standard">
      <style:graphic-properties draw:stroke="solid" draw:stroke-dash="Ultrafine_20_Dashed" svg:stroke-width="0.1cm" svg:stroke-color="#666666" draw:marker-start="Arrow" draw:marker-start-width="0.45cm" draw:marker-end="Arrow" draw:marker-end-width="0.45cm" draw:fill="gradient" draw:fill-gradient-name="Radial_20_green_2f_black" draw:textarea-horizontal-align="center" draw:textarea-vertical-align="middle" fo:padding-top="0.175cm" fo:padding-bottom="0.175cm" fo:padding-left="0.3cm" fo:padding-right="0.3cm"/>
    </style:style>
    <style:style style:name="gr19" style:family="graphic" style:parent-style-name="standard">
      <style:graphic-properties draw:stroke="dash" draw:stroke-dash="Ultrafine_20_2_20_Dots_20_3_20_Dashes" svg:stroke-width="0.05cm" svg:stroke-color="#ff0000" draw:marker-start-width="0.38cm" draw:marker-end-width="0.38cm" draw:fill="solid" draw:fill-color="#33cc66" draw:textarea-horizontal-align="justify" draw:textarea-vertical-align="middle" draw:auto-grow-height="false" fo:padding-top="0.15cm" fo:padding-bottom="0.15cm" fo:padding-left="0.275cm" fo:padding-right="0.275cm"/>
    </style:style>
    <style:style style:name="gr20" style:family="graphic" style:parent-style-name="standard">
      <style:graphic-properties draw:fill="gradient" draw:fill-color="#33a3a3" draw:fill-gradient-name="Axial_20_light_20_red_2f_white" draw:textarea-horizontal-align="justify" draw:textarea-vertical-align="middle" draw:auto-grow-height="false"/>
    </style:style>
    <style:style style:name="gr21" style:family="graphic" style:parent-style-name="standard">
      <style:graphic-properties draw:stroke="none" draw:fill="none" draw:fill-color="#cfe7e5"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stroke="solid" draw:stroke-dash="Ultrafine_20_2_20_Dots_20_3_20_Dashes" draw:fill="gradient" draw:fill-color="#008000" draw:fill-gradient-name="Gradient_20_7" draw:fill-hatch-name="Hatching_20_2" draw:auto-grow-height="false" fo:min-height="0.749cm" fo:min-width="0.499cm" fo:wrap-option="no-wrap"/>
    </style:style>
    <style:style style:name="gr24" style:family="graphic" style:parent-style-name="standard">
      <style:graphic-properties draw:fill="gradient" draw:fill-gradient-name="Gradient_20_7" draw:fill-hatch-name="Hatching_20_2" draw:fill-image-name="Roses" draw:textarea-horizontal-align="justify" draw:textarea-vertical-align="middle" draw:auto-grow-height="false"/>
    </style:style>
    <style:style style:name="gr25" style:family="graphic" style:parent-style-name="standard">
      <style:graphic-properties draw:fill="gradient" draw:fill-gradient-name="Gradient_20_1" draw:textarea-horizontal-align="justify" draw:textarea-vertical-align="middle" draw:auto-grow-height="false"/>
    </style:style>
    <style:style style:name="gr26" style:family="graphic" style:parent-style-name="standard">
      <style:graphic-properties draw:fill="gradient" draw:fill-gradient-name="Gradient_20_1" draw:textarea-horizontal-align="justify" draw:textarea-vertical-align="middle" draw:auto-grow-height="false" fo:min-height="0cm" fo:min-width="0cm"/>
    </style:style>
    <style:style style:name="gr27" style:family="graphic" style:parent-style-name="standard">
      <style:graphic-properties draw:fill="gradient" draw:fill-gradient-name="Gradient_20_7" draw:fill-hatch-name="Hatching_20_2" draw:auto-grow-height="false" fo:min-height="0.749cm" fo:min-width="0.499cm" fo:wrap-option="no-wrap"/>
    </style:style>
    <style:style style:name="gr28" style:family="graphic" style:parent-style-name="standard">
      <style:graphic-properties draw:fill="gradient" draw:fill-gradient-name="Gradient_20_7" draw:textarea-horizontal-align="justify" draw:textarea-vertical-align="middle" draw:auto-grow-height="false"/>
    </style:style>
    <style:style style:name="gr29" style:family="graphic" style:parent-style-name="objectwithoutfill">
      <style:graphic-properties draw:marker-end="Arrow" draw:marker-end-width="0.3cm" draw:fill="none" draw:textarea-horizontal-align="center" draw:textarea-vertical-align="middle"/>
    </style:style>
    <style:style style:name="gr30" style:family="graphic" style:parent-style-name="objectwithoutfill">
      <style:graphic-properties draw:stroke="solid" draw:stroke-dash="_32__20_Dots_20_1_20_Dash" svg:stroke-color="#ff950e" draw:marker-end="Arrow" draw:marker-end-width="0.3cm" draw:fill="none" draw:textarea-horizontal-align="center" draw:textarea-vertical-align="middle"/>
    </style:style>
    <style:style style:name="gr31" style:family="graphic" style:parent-style-name="standard">
      <style:graphic-properties svg:stroke-color="#333333" draw:fill="none" draw:fill-gradient-name="Gradient_20_7" draw:textarea-horizontal-align="justify" draw:textarea-vertical-align="middle" draw:auto-grow-height="false" fo:min-height="0cm" fo:min-width="0cm" fo:wrap-option="no-wrap"/>
    </style:style>
    <style:style style:name="gr32" style:family="graphic" style:parent-style-name="standard">
      <style:graphic-properties svg:stroke-color="#4c4c4c" draw:fill="none" draw:fill-color="#99ccff" draw:fill-gradient-name="Gradient_20_7" draw:fill-hatch-name="Hatching_20_2" draw:textarea-horizontal-align="justify" draw:textarea-vertical-align="middle" draw:auto-grow-height="false" fo:min-height="0cm" fo:min-width="0cm" fo:wrap-option="no-wrap"/>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color="#000000" draw:fill="gradient" draw:fill-gradient-name="Gradient_20_7" draw:textarea-horizontal-align="justify" draw:textarea-vertical-align="middle" draw:auto-grow-height="false"/>
    </style:style>
    <style:style style:name="gr35" style:family="graphic" style:parent-style-name="standard">
      <style:graphic-properties draw:marker-start="Arrow" draw:marker-start-width="0.3cm" draw:marker-end="Arrow" draw:marker-end-width="0.3cm" draw:textarea-horizontal-align="center" draw:textarea-vertical-align="middle"/>
    </style:style>
    <style:style style:name="gr36" style:family="graphic" style:parent-style-name="standard">
      <style:graphic-properties svg:stroke-width="0.05cm" draw:marker-start="Arrow" draw:marker-start-width="0.375cm" draw:marker-end="Arrow" draw:marker-end-width="0.375cm" draw:textarea-horizontal-align="center" draw:textarea-vertical-align="middle" fo:padding-top="0.15cm" fo:padding-bottom="0.15cm" fo:padding-left="0.275cm" fo:padding-right="0.275cm"/>
    </style:style>
    <style:style style:name="gr37"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38" style:family="graphic" style:parent-style-name="objectwithoutfill">
      <style:graphic-properties draw:stroke="dash" draw:stroke-dash="_32__20_Dots_20_1_20_Dash" svg:stroke-color="#008000" draw:marker-start="Arrow" draw:marker-start-width="0.3cm" draw:marker-end="Arrow" draw:marker-end-width="0.3cm" draw:fill="none" draw:textarea-horizontal-align="center" draw:textarea-vertical-align="middle"/>
    </style:style>
    <style:style style:name="gr39"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0.744cm" fo:min-width="2.347cm"/>
    </style:style>
    <style:style style:name="gr42" style:family="graphic" style:parent-style-name="standard">
      <style:graphic-properties draw:stroke="none" svg:stroke-color="#000000" draw:fill="none" draw:fill-color="#ffffff" draw:textarea-horizontal-align="right" draw:textarea-vertical-align="top" draw:auto-grow-height="true" draw:auto-grow-width="true" fo:min-height="1.575cm" fo:min-width="0cm"/>
      <style:paragraph-properties style:writing-mode="tb-rl"/>
    </style:style>
    <style:style style:name="gr4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0.5pt" fo:text-shadow="1pt 1pt" fo:font-weight="bold" style:font-family-asian="Arial" style:font-family-generic-asian="swiss" style:font-pitch-asian="variable" style:font-size-asian="10.5pt" style:font-weight-asian="bold" style:font-size-complex="10.5pt" style:font-weight-complex="bold"/>
    </style:style>
    <style:style style:name="P3" style:family="paragraph">
      <style:paragraph-properties fo:text-align="center"/>
      <style:text-properties fo:font-family="Arial" style:font-family-generic="swiss" style:font-pitch="variable" fo:font-size="12pt" fo:text-shadow="1pt 1pt" fo:font-weight="bold" style:font-family-asian="Arial" style:font-family-generic-asian="swiss" style:font-pitch-asian="variable" style:font-size-asian="12pt" style:font-weight-asian="bold" style:font-size-complex="12pt" style:font-weight-complex="bold"/>
    </style:style>
    <style:style style:name="P4" style:family="paragraph">
      <style:paragraph-properties fo:text-align="center"/>
      <style:text-properties fo:font-family="新宋体" style:font-family-generic="modern" style:font-pitch="fixed" fo:font-size="10.5pt" style:font-family-asian="新宋体" style:font-family-generic-asian="modern" style:font-pitch-asian="fixed" style:font-size-asian="10.5pt" style:font-size-complex="10.5pt"/>
    </style:style>
    <style:style style:name="P5" style:family="paragraph">
      <style:paragraph-properties fo:text-align="center">
        <style:tab-stops>
          <style:tab-stop style:position="7.008cm"/>
        </style:tab-stops>
      </style:paragraph-properties>
    </style:style>
    <style:style style:name="P6" style:family="paragraph">
      <style:paragraph-properties fo:text-align="center"/>
      <style:text-properties fo:font-family="宋体" style:font-pitch="variable" fo:font-size="14pt" fo:text-shadow="1pt 1pt" fo:font-weight="bold" style:font-family-asian="宋体" style:font-pitch-asian="variable" style:font-size-asian="14pt" style:font-weight-asian="bold" style:font-size-complex="14pt" style:font-weight-complex="bold"/>
    </style:style>
    <style:style style:name="P7" style:family="paragraph">
      <style:paragraph-properties fo:text-align="center"/>
      <style:text-properties fo:font-family="宋体" style:font-pitch="variable" fo:font-size="14pt" fo:font-weight="bold" style:font-family-asian="宋体" style:font-pitch-asian="variable" style:font-size-asian="14pt" style:font-weight-asian="bold" style:font-size-complex="14pt" style:font-weight-complex="bold"/>
    </style:style>
    <style:style style:name="P8" style:family="paragraph">
      <style:paragraph-properties fo:text-align="center"/>
      <style:text-properties fo:color="#008000" fo:font-family="Arial" style:font-family-generic="swiss" style:font-pitch="variable" fo:font-size="12pt" fo:font-weight="bold" style:font-family-asian="Arial" style:font-family-generic-asian="swiss" style:font-pitch-asian="variable" style:font-size-asian="12pt" style:font-weight-asian="bold" style:font-size-complex="12pt" style:font-weight-complex="bold"/>
    </style:style>
    <style:style style:name="P9" style:family="paragraph">
      <style:paragraph-properties fo:text-align="center"/>
      <style:text-properties fo:font-family="宋体" style:font-pitch="variable" fo:font-size="10.5pt" style:font-family-asian="宋体" style:font-pitch-asian="variable" style:font-size-asian="10.5pt" style:font-size-complex="10.5pt"/>
    </style:style>
    <style:style style:name="P10" style:family="paragraph">
      <style:paragraph-properties fo:text-align="center"/>
      <style:text-properties fo:font-family="宋体" style:font-pitch="variable" fo:font-size="10.5pt" fo:text-shadow="1pt 1pt" style:font-family-asian="宋体" style:font-pitch-asian="variable" style:font-size-asian="10.5pt" style:font-size-complex="10.5pt"/>
    </style:style>
    <style:style style:name="P11" style:family="paragraph">
      <style:paragraph-properties fo:text-align="center"/>
      <style:text-properties fo:color="#0000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P12" style:family="paragraph">
      <style:paragraph-properties fo:text-align="center"/>
      <style:text-properties fo:color="#00ae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P13" style:family="paragraph">
      <style:paragraph-properties fo:text-align="center"/>
      <style:text-properties fo:font-family="宋体" style:font-pitch="variable" fo:font-size="12pt" fo:text-shadow="none" fo:font-weight="bold" style:font-family-asian="宋体" style:font-pitch-asian="variable" style:font-size-asian="12pt" style:font-weight-asian="bold" style:font-size-complex="12pt" style:font-weight-complex="bold"/>
    </style:style>
    <style:style style:name="P14" style:family="paragraph">
      <style:paragraph-properties fo:text-align="center"/>
      <style:text-properties fo:font-family="Arial" style:font-family-generic="swiss" style:font-pitch="variable" fo:font-size="10.5pt" fo:text-shadow="1pt 1pt" style:font-family-asian="Arial" style:font-family-generic-asian="swiss" style:font-pitch-asian="variable" style:font-size-asian="10.5pt" style:font-size-complex="10.5pt"/>
    </style:style>
    <style:style style:name="P15" style:family="paragraph">
      <style:paragraph-properties fo:text-align="center"/>
      <style:text-properties fo:font-size="12pt" fo:text-shadow="1pt 1pt" style:font-size-asian="12pt" style:font-size-complex="12pt"/>
    </style:style>
    <style:style style:name="P16" style:family="paragraph">
      <style:paragraph-properties fo:text-align="center"/>
      <style:text-properties fo:font-family="新宋体" style:font-family-generic="modern" style:font-pitch="fixed" fo:font-size="10.5pt" fo:text-shadow="1pt 1pt" style:font-family-asian="新宋体" style:font-family-generic-asian="modern" style:font-pitch-asian="fixed" style:font-size-asian="10.5pt" style:font-size-complex="10.5pt"/>
    </style:style>
    <style:style style:name="P17" style:family="paragraph">
      <style:paragraph-properties fo:text-align="center"/>
      <style:text-properties fo:font-size="10.5pt" style:font-size-asian="10.5pt" style:font-size-complex="10.5pt"/>
    </style:style>
    <style:style style:name="P18" style:family="paragraph">
      <style:paragraph-properties fo:text-align="center"/>
      <style:text-properties fo:color="#ffffff" fo:font-family="新宋体" style:font-family-generic="modern" style:font-pitch="fixed" fo:font-size="9pt" fo:text-shadow="1pt 1pt" style:font-family-asian="新宋体" style:font-family-generic-asian="modern" style:font-pitch-asian="fixed" style:font-size-asian="9pt" style:font-size-complex="9pt"/>
    </style:style>
    <style:style style:name="P19" style:family="paragraph">
      <style:paragraph-properties fo:text-align="center"/>
      <style:text-properties fo:color="#ffffff" fo:font-family="新宋体" style:font-family-generic="modern" style:font-pitch="fixed" fo:font-size="12pt" fo:text-shadow="1pt 1pt" style:font-family-asian="新宋体" style:font-family-generic-asian="modern" style:font-pitch-asian="fixed" style:font-size-asian="12pt" style:font-size-complex="12pt"/>
    </style:style>
    <style:style style:name="P20" style:family="paragraph">
      <style:paragraph-properties fo:text-align="center"/>
      <style:text-properties fo:color="#7e0021" fo:font-size="16pt" fo:text-shadow="1pt 1pt" style:font-size-asian="16pt" style:font-size-complex="16pt"/>
    </style:style>
    <style:style style:name="P21" style:family="paragraph">
      <style:paragraph-properties fo:text-align="center"/>
      <style:text-properties fo:color="#ffffff" fo:text-shadow="1pt 1pt"/>
    </style:style>
    <style:style style:name="P22" style:family="paragraph">
      <style:paragraph-properties fo:text-align="center"/>
      <style:text-properties fo:color="#ffffff" fo:font-family="Arial" style:font-family-generic="swiss" style:font-pitch="variable" fo:text-shadow="1pt 1pt"/>
    </style:style>
    <style:style style:name="P23" style:family="paragraph">
      <style:paragraph-properties fo:text-align="center"/>
      <style:text-properties fo:font-size="12pt" style:font-size-asian="12pt" style:font-size-complex="12pt"/>
    </style:style>
    <style:style style:name="P24" style:family="paragraph">
      <style:text-properties fo:font-size="12pt" fo:text-shadow="1pt 1pt" style:font-size-asian="12pt" style:font-size-complex="12pt"/>
    </style:style>
    <style:style style:name="P25" style:family="paragraph">
      <style:text-properties style:use-window-font-color="true" fo:font-size="10.5pt" fo:text-shadow="1pt 1pt" style:font-size-asian="10.5pt" style:font-size-complex="10.5pt"/>
    </style:style>
    <style:style style:name="P26" style:family="paragraph">
      <style:paragraph-properties style:writing-mode="tb-rl"/>
      <style:text-properties fo:font-size="10.5pt" fo:text-shadow="1pt 1pt" style:font-size-asian="10.5pt" style:font-size-complex="10.5pt"/>
    </style:style>
    <style:style style:name="P27" style:family="paragraph">
      <style:text-properties fo:font-size="10.5pt" fo:text-shadow="1pt 1pt" style:font-size-asian="10.5pt" style:font-size-complex="10.5pt"/>
    </style:style>
    <style:style style:name="P28" style:family="paragraph">
      <style:text-properties fo:font-family="Arial" style:font-family-generic="swiss" style:font-pitch="variable" fo:font-size="10.5pt" fo:text-shadow="1pt 1pt" style:font-family-asian="Arial" style:font-family-generic-asian="swiss" style:font-pitch-asian="variable" style:font-size-asian="10.5pt" style:font-size-complex="10.5pt"/>
    </style:style>
    <style:style style:name="T1" style:family="text">
      <style:text-properties fo:font-family="Arial" style:font-family-generic="swiss" style:font-pitch="variable" fo:font-size="10.5pt" fo:text-shadow="1pt 1pt" fo:font-weight="bold" style:font-family-asian="Arial" style:font-family-generic-asian="swiss" style:font-pitch-asian="variable" style:font-size-asian="10.5pt" style:font-weight-asian="bold" style:font-size-complex="10.5pt" style:font-weight-complex="bold"/>
    </style:style>
    <style:style style:name="T2" style:family="text">
      <style:text-properties fo:font-family="Cambria" style:font-style-name="Regular" style:font-family-generic="roman" fo:font-size="10.5pt" fo:text-shadow="1pt 1pt" fo:font-weight="bold" style:font-family-asian="Cambria" style:font-style-name-asian="Regular" style:font-family-generic-asian="roman" style:font-size-asian="10.5pt" style:font-weight-asian="bold" style:font-family-complex="Cambria" style:font-style-name-complex="Regular" style:font-family-generic-complex="roman" style:font-size-complex="10.5pt" style:font-weight-complex="bold"/>
    </style:style>
    <style:style style:name="T3" style:family="text">
      <style:text-properties fo:font-family="Cambria" style:font-style-name="Regular" style:font-family-generic="roman" fo:font-size="10.5pt" fo:text-shadow="1pt 1pt" fo:font-weight="normal" style:font-family-asian="Cambria" style:font-style-name-asian="Regular" style:font-family-generic-asian="roman" style:font-size-asian="10.5pt" style:font-weight-asian="normal" style:font-family-complex="Cambria" style:font-style-name-complex="Regular" style:font-family-generic-complex="roman" style:font-size-complex="10.5pt" style:font-weight-complex="normal"/>
    </style:style>
    <style:style style:name="T4" style:family="text">
      <style:text-properties fo:font-family="Arial" style:font-family-generic="swiss" style:font-pitch="variable" fo:font-size="10.5pt" fo:text-shadow="1pt 1pt" fo:font-weight="bold" style:font-family-asian="Arial" style:font-family-generic-asian="swiss" style:font-pitch-asian="variable" style:font-size-asian="10.5pt" style:font-weight-asian="bold" style:font-family-complex="Cambria" style:font-style-name-complex="Regular" style:font-family-generic-complex="roman" style:font-size-complex="10.5pt" style:font-weight-complex="bold"/>
    </style:style>
    <style:style style:name="T5" style:family="text">
      <style:text-properties fo:font-family="Arial" style:font-family-generic="swiss" style:font-pitch="variable" fo:font-size="12pt" fo:text-shadow="1pt 1pt" fo:font-weight="bold" style:font-family-asian="Arial" style:font-family-generic-asian="swiss" style:font-pitch-asian="variable" style:font-size-asian="12pt" style:font-weight-asian="bold" style:font-family-complex="Cambria" style:font-style-name-complex="Regular" style:font-family-generic-complex="roman" style:font-size-complex="12pt" style:font-weight-complex="bold"/>
    </style:style>
    <style:style style:name="T6" style:family="text">
      <style:text-properties fo:font-family="宋体" style:font-pitch="variable" fo:font-size="14pt" fo:text-shadow="1pt 1pt" fo:font-weight="bold" style:font-family-asian="宋体" style:font-pitch-asian="variable" style:font-size-asian="14pt" style:font-weight-asian="bold" style:font-size-complex="14pt" style:font-weight-complex="bold"/>
    </style:style>
    <style:style style:name="T7" style:family="text">
      <style:text-properties fo:font-family="宋体" style:font-style-name="Regular" fo:font-size="10.5pt" fo:font-weight="normal" style:font-family-asian="宋体" style:font-style-name-asian="Regular" style:font-size-asian="10.5pt" style:font-weight-asian="normal" style:font-family-complex="宋体" style:font-style-name-complex="Regular" style:font-size-complex="10.5pt" style:font-weight-complex="normal"/>
    </style:style>
    <style:style style:name="T8" style:family="text">
      <style:text-properties fo:font-family="宋体" style:font-pitch="variable" fo:font-size="16pt" style:font-family-asian="宋体" style:font-pitch-asian="variable" style:font-size-asian="16pt" style:font-size-complex="16pt"/>
    </style:style>
    <style:style style:name="T9" style:family="text">
      <style:text-properties fo:font-family="新宋体" style:font-family-generic="modern" style:font-pitch="fixed" fo:font-size="10.5pt" style:font-family-asian="新宋体" style:font-family-generic-asian="modern" style:font-pitch-asian="fixed" style:font-size-asian="10.5pt" style:font-size-complex="10.5pt"/>
    </style:style>
    <style:style style:name="T10" style:family="text">
      <style:text-properties fo:font-family="宋体" style:font-style-name="Regular" fo:font-size="10.5pt" fo:text-shadow="1pt 1pt" fo:font-weight="normal" style:font-family-asian="宋体" style:font-style-name-asian="Regular" style:font-size-asian="10.5pt" style:font-weight-asian="normal" style:font-family-complex="宋体" style:font-style-name-complex="Regular" style:font-size-complex="10.5pt" style:font-weight-complex="normal"/>
    </style:style>
    <style:style style:name="T11" style:family="text">
      <style:text-properties fo:font-family="宋体" style:font-pitch="variable" fo:font-size="14pt" fo:font-weight="bold" style:font-family-asian="宋体" style:font-pitch-asian="variable" style:font-size-asian="14pt" style:font-weight-asian="bold" style:font-size-complex="14pt" style:font-weight-complex="bold"/>
    </style:style>
    <style:style style:name="T12" style:family="text">
      <style:text-properties fo:color="#008000" fo:font-family="Arial" style:font-family-generic="swiss" style:font-pitch="variable" fo:font-size="12pt" fo:font-weight="bold" style:font-family-asian="Arial" style:font-family-generic-asian="swiss" style:font-pitch-asian="variable" style:font-size-asian="12pt" style:font-weight-asian="bold" style:font-size-complex="12pt" style:font-weight-complex="bold"/>
    </style:style>
    <style:style style:name="T13" style:family="text">
      <style:text-properties fo:font-family="宋体" style:font-pitch="variable" fo:font-size="10.5pt" style:font-family-asian="宋体" style:font-pitch-asian="variable" style:font-size-asian="10.5pt" style:font-size-complex="10.5pt"/>
    </style:style>
    <style:style style:name="T14" style:family="text">
      <style:text-properties fo:font-family="宋体" style:font-pitch="variable" fo:font-size="10.5pt" fo:text-shadow="1pt 1pt" style:font-family-asian="宋体" style:font-pitch-asian="variable" style:font-size-asian="10.5pt" style:font-size-complex="10.5pt"/>
    </style:style>
    <style:style style:name="T15" style:family="text">
      <style:text-properties fo:color="#0000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T16" style:family="text">
      <style:text-properties fo:color="#00ae00" fo:font-family="新宋体" style:font-family-generic="modern" style:font-pitch="fixed" fo:font-size="10.5pt" fo:text-shadow="1pt 1pt" fo:font-weight="bold" style:font-family-asian="新宋体" style:font-family-generic-asian="modern" style:font-pitch-asian="fixed" style:font-size-asian="10.5pt" style:font-weight-asian="bold" style:font-size-complex="10.5pt" style:font-weight-complex="bold"/>
    </style:style>
    <style:style style:name="T17" style:family="text">
      <style:text-properties fo:font-family="宋体" style:font-pitch="variable" fo:font-size="12pt" fo:text-shadow="1pt 1pt" fo:font-weight="bold" style:font-family-asian="宋体" style:font-pitch-asian="variable" style:font-size-asian="12pt" style:font-weight-asian="bold" style:font-size-complex="12pt" style:font-weight-complex="bold"/>
    </style:style>
    <style:style style:name="T18" style:family="text">
      <style:text-properties fo:font-family="宋体" style:font-pitch="variable" fo:font-size="12pt" fo:text-shadow="none" fo:font-weight="bold" style:font-family-asian="宋体" style:font-pitch-asian="variable" style:font-size-asian="12pt" style:font-weight-asian="bold" style:font-size-complex="12pt" style:font-weight-complex="bold"/>
    </style:style>
    <style:style style:name="T19" style:family="text">
      <style:text-properties fo:font-family="Arial" style:font-family-generic="swiss" style:font-pitch="variable" fo:font-size="10.5pt" fo:text-shadow="1pt 1pt" style:font-family-asian="Arial" style:font-family-generic-asian="swiss" style:font-pitch-asian="variable" style:font-size-asian="10.5pt" style:font-size-complex="10.5pt"/>
    </style:style>
    <style:style style:name="T20" style:family="text">
      <style:text-properties fo:font-family="宋体" style:font-style-name="Regular" fo:font-size="12pt" fo:text-shadow="1pt 1pt" style:font-family-asian="宋体" style:font-style-name-asian="Regular" style:font-size-asian="12pt" style:font-family-complex="宋体" style:font-style-name-complex="Regular" style:font-size-complex="12pt"/>
    </style:style>
    <style:style style:name="T21" style:family="text">
      <style:text-properties fo:font-family="仿宋" style:font-style-name="Regular" fo:font-size="12pt" fo:text-shadow="1pt 1pt" style:font-family-asian="仿宋" style:font-style-name-asian="Regular" style:font-size-asian="12pt" style:font-family-complex="仿宋" style:font-style-name-complex="Regular" style:font-size-complex="12pt"/>
    </style:style>
    <style:style style:name="T22" style:family="text">
      <style:text-properties fo:font-family="新宋体" style:font-style-name="Regular" fo:font-size="12pt" fo:text-shadow="1pt 1pt" style:font-family-asian="新宋体" style:font-style-name-asian="Regular" style:font-size-asian="12pt" style:font-family-complex="新宋体" style:font-style-name-complex="Regular" style:font-size-complex="12pt"/>
    </style:style>
    <style:style style:name="T23" style:family="text">
      <style:text-properties fo:font-family="新宋体" style:font-family-generic="modern" style:font-pitch="fixed" fo:font-size="10.5pt" fo:text-shadow="1pt 1pt" style:font-family-asian="新宋体" style:font-family-generic-asian="modern" style:font-pitch-asian="fixed" style:font-size-asian="10.5pt" style:font-size-complex="10.5pt"/>
    </style:style>
    <style:style style:name="T24" style:family="text">
      <style:text-properties fo:color="#ffffff" fo:font-family="新宋体" style:font-family-generic="modern" style:font-pitch="fixed" fo:font-size="9pt" fo:text-shadow="1pt 1pt" style:font-size-asian="9pt" style:font-size-complex="9pt"/>
    </style:style>
    <style:style style:name="T25" style:family="text">
      <style:text-properties fo:font-size="10.5pt" style:font-size-asian="10.5pt" style:font-size-complex="10.5pt"/>
    </style:style>
    <style:style style:name="T26" style:family="text">
      <style:text-properties fo:color="#ffffff" fo:font-family="新宋体" style:font-family-generic="modern" style:font-pitch="fixed" fo:font-size="9pt" fo:text-shadow="1pt 1pt" style:font-family-asian="新宋体" style:font-family-generic-asian="modern" style:font-pitch-asian="fixed" style:font-size-asian="9pt" style:font-size-complex="9pt"/>
    </style:style>
    <style:style style:name="T27" style:family="text">
      <style:text-properties fo:color="#ffffff" fo:font-family="新宋体" style:font-family-generic="modern" style:font-pitch="fixed" fo:font-size="12pt" fo:text-shadow="1pt 1pt" style:font-family-asian="新宋体" style:font-family-generic-asian="modern" style:font-pitch-asian="fixed" style:font-size-asian="12pt" style:font-size-complex="12pt"/>
    </style:style>
    <style:style style:name="T28" style:family="text">
      <style:text-properties fo:color="#ffffff" fo:font-family="新宋体" style:font-family-generic="modern" style:font-pitch="fixed" fo:font-size="10.5pt" fo:text-shadow="1pt 1pt" style:font-family-asian="新宋体" style:font-family-generic-asian="modern" style:font-pitch-asian="fixed" style:font-size-asian="10.5pt" style:font-size-complex="10.5pt"/>
    </style:style>
    <style:style style:name="T29" style:family="text">
      <style:text-properties fo:color="#ffffff" fo:text-shadow="1pt 1pt"/>
    </style:style>
    <style:style style:name="T30" style:family="text">
      <style:text-properties fo:color="#ffffff" fo:font-family="Arial" style:font-family-generic="swiss" style:font-pitch="variable" fo:text-shadow="1pt 1pt"/>
    </style:style>
    <style:style style:name="T31" style:family="text">
      <style:text-properties fo:font-family="新宋体" style:font-style-name="Regular" fo:font-size="12pt" style:font-family-asian="新宋体" style:font-style-name-asian="Regular" style:font-size-asian="12pt" style:font-family-complex="新宋体" style:font-style-name-complex="Regular" style:font-size-complex="12pt"/>
    </style:style>
    <style:style style:name="T32" style:family="text">
      <style:text-properties fo:font-family="宋体" style:font-style-name="Regular" fo:font-size="12pt" style:font-family-asian="宋体" style:font-style-name-asian="Regular" style:font-size-asian="12pt" style:font-family-complex="宋体" style:font-style-name-complex="Regular" style:font-size-complex="12pt"/>
    </style:style>
    <style:style style:name="T33" style:family="text">
      <style:text-properties style:use-window-font-color="true" fo:font-size="10.5pt" fo:text-shadow="1pt 1pt" style:font-size-asian="10.5pt" style:font-size-complex="10.5pt"/>
    </style:style>
    <style:style style:name="T34" style:family="text">
      <style:text-properties fo:font-size="10.5pt" fo:text-shadow="1pt 1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G4Studio平台技术架构の总体结构图" draw:style-name="dp1" draw:master-page-name="Default">
        <draw:custom-shape draw:style-name="gr1" draw:text-style-name="P2" draw:layer="layout" svg:width="16.5cm" svg:height="1cm" svg:x="4cm" svg:y="13.2cm">
          <text:p text:style-name="P1"><text:span text:style-name="T1">系统基础设施/</text:span><text:span text:style-name="T1">Internet/Intranet</text:span><text:span text:style-name="T2"> </text:span><text:span text:style-name="T3">①</text:span></text:p>
          <draw:enhanced-geometry svg:viewBox="0 0 21600 21600" draw:type="rectangle" draw:enhanced-path="M 0 0 L 21600 0 21600 21600 0 21600 0 0 Z N"/>
        </draw:custom-shape>
        <draw:custom-shape draw:style-name="gr2" draw:text-style-name="P2" draw:layer="layout" svg:width="16.5cm" svg:height="1cm" svg:x="4cm" svg:y="12.2cm">
          <text:p text:style-name="P1"><text:span text:style-name="T1">服务器端操作系统:</text:span><text:span text:style-name="T1">Windows/Linux/HP-Unix/IBM-AIX</text:span><text:span text:style-name="T3">②</text:span></text:p>
          <draw:enhanced-geometry svg:viewBox="0 0 21600 21600" draw:type="rectangle" draw:enhanced-path="M 0 0 L 21600 0 21600 21600 0 21600 0 0 Z N"/>
        </draw:custom-shape>
        <draw:custom-shape draw:style-name="gr3" draw:text-style-name="P3" draw:layer="layout" svg:width="10cm" svg:height="1cm" svg:x="4cm" svg:y="11.2cm">
          <text:p text:style-name="P1"><text:span text:style-name="T1">应用服务器中间件:</text:span><text:span text:style-name="T4">WebLogic/Tomcat/Jetty/G4Server...</text:span><text:span text:style-name="T5"> </text:span><text:span text:style-name="T3">③</text:span></text:p>
          <draw:enhanced-geometry svg:viewBox="0 0 21600 21600" draw:type="rectangle" draw:enhanced-path="M 0 0 L 21600 0 21600 21600 0 21600 0 0 Z N"/>
        </draw:custom-shape>
        <draw:custom-shape draw:style-name="gr4" draw:text-style-name="P3" draw:layer="layout" svg:width="6.5cm" svg:height="1cm" svg:x="14cm" svg:y="11.2cm">
          <text:p text:style-name="P1"><text:span text:style-name="T4">数据库中间件:</text:span><text:span text:style-name="T2">Oracle/MySQL/H2④</text:span></text:p>
          <draw:enhanced-geometry svg:viewBox="0 0 21600 21600" draw:type="rectangle" draw:enhanced-path="M 0 0 L 21600 0 21600 21600 0 21600 0 0 Z N"/>
        </draw:custom-shape>
        <draw:custom-shape draw:style-name="gr5" draw:text-style-name="P1" draw:layer="layout" svg:width="4cm" svg:height="9cm" svg:x="16.5cm" svg:y="2.2cm">
          <text:p text:style-name="P1"><text:span text:style-name="T6">生命周期</text:span><text:span text:style-name="T7">⑦</text:span><text:span text:style-name="T8"><text:line-break/></text:span><text:span text:style-name="T8"><text:line-break/></text:span><text:span text:style-name="T8"/></text:p>
          <text:p text:style-name="P1"/>
          <text:p text:style-name="P1"/>
          <text:p text:style-name="P1"/>
          <text:p text:style-name="P1"/>
          <text:p text:style-name="P1"/>
          <text:p text:style-name="P1"/>
          <text:p text:style-name="P1"/>
          <text:p text:style-name="P1"/>
          <text:p text:style-name="P1"/>
          <draw:enhanced-geometry svg:viewBox="0 0 21600 21600" draw:extrusion="false" draw:type="rectangle" draw:enhanced-path="M 0 0 L 21600 0 21600 21600 0 21600 0 0 Z N"/>
        </draw:custom-shape>
        <draw:custom-shape draw:style-name="gr6" draw:text-style-name="P4" draw:layer="layout" svg:width="3.5cm" svg:height="1cm" svg:x="16.8cm" svg:y="3.7cm">
          <text:p text:style-name="P1"><text:span text:style-name="T9">业务建模</text:span></text:p>
          <draw:enhanced-geometry svg:viewBox="0 0 21600 21600" draw:type="rectangle" draw:enhanced-path="M 0 0 L 21600 0 21600 21600 0 21600 0 0 Z N"/>
        </draw:custom-shape>
        <draw:custom-shape draw:style-name="gr6" draw:text-style-name="P4" draw:layer="layout" svg:width="3.5cm" svg:height="1cm" svg:x="16.8cm" svg:y="4.9cm">
          <text:p text:style-name="P1"><text:span text:style-name="T9">流程建模</text:span></text:p>
          <draw:enhanced-geometry svg:viewBox="0 0 21600 21600" draw:type="rectangle" draw:enhanced-path="M 0 0 L 21600 0 21600 21600 0 21600 0 0 Z N"/>
        </draw:custom-shape>
        <draw:custom-shape draw:style-name="gr6" draw:text-style-name="P4" draw:layer="layout" svg:width="3.5cm" svg:height="1cm" svg:x="16.8cm" svg:y="6.1cm">
          <text:p text:style-name="P1"><text:span text:style-name="T9">业务集成</text:span></text:p>
          <draw:enhanced-geometry svg:viewBox="0 0 21600 21600" draw:type="rectangle" draw:enhanced-path="M 0 0 L 21600 0 21600 21600 0 21600 0 0 Z N"/>
        </draw:custom-shape>
        <draw:custom-shape draw:style-name="gr7" draw:text-style-name="P4" draw:layer="layout" svg:width="3.5cm" svg:height="1cm" svg:x="16.8cm" svg:y="7.4cm">
          <text:p text:style-name="P1"><text:span text:style-name="T9">设计开发</text:span></text:p>
          <draw:enhanced-geometry svg:viewBox="0 0 21600 21600" draw:type="rectangle" draw:enhanced-path="M 0 0 L 21600 0 21600 21600 0 21600 0 0 Z N"/>
        </draw:custom-shape>
        <draw:custom-shape draw:style-name="gr7" draw:text-style-name="P4" draw:layer="layout" svg:width="3.5cm" svg:height="1cm" svg:x="16.8cm" svg:y="8.7cm">
          <text:p text:style-name="P1"><text:span text:style-name="T9">运行测试</text:span></text:p>
          <draw:enhanced-geometry svg:viewBox="0 0 21600 21600" draw:type="rectangle" draw:enhanced-path="M 0 0 L 21600 0 21600 21600 0 21600 0 0 Z N"/>
        </draw:custom-shape>
        <draw:custom-shape draw:style-name="gr7" draw:text-style-name="P4" draw:layer="layout" svg:width="3.5cm" svg:height="1cm" svg:x="16.8cm" svg:y="10cm">
          <text:p text:style-name="P1"><text:span text:style-name="T9">应用部署</text:span></text:p>
          <draw:enhanced-geometry svg:viewBox="0 0 21600 21600" draw:type="rectangle" draw:enhanced-path="M 0 0 L 21600 0 21600 21600 0 21600 0 0 Z N"/>
        </draw:custom-shape>
        <draw:custom-shape draw:style-name="gr8" draw:text-style-name="P6" draw:layer="layout" svg:width="12.5cm" svg:height="6.5cm" svg:x="4cm" svg:y="4.7cm">
          <text:p text:style-name="P5"><text:span text:style-name="T6"><text:line-break/></text:span><text:span text:style-name="T6">应用框架&amp;技术组件库</text:span><text:span text:style-name="T10">⑤</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line-break/></text:span><text:span text:style-name="T6"/></text:p>
          <draw:enhanced-geometry svg:viewBox="0 0 21600 21600" draw:type="rectangle" draw:enhanced-path="M 0 0 L 21600 0 21600 21600 0 21600 0 0 Z N"/>
        </draw:custom-shape>
        <draw:custom-shape draw:style-name="gr9" draw:text-style-name="P7" draw:layer="layout" svg:width="12.5cm" svg:height="2.5cm" svg:x="4cm" svg:y="2.2cm">
          <text:p text:style-name="P1"><text:span text:style-name="T11"><text:line-break/></text:span><text:span text:style-name="T6">业务组件库</text:span><text:span text:style-name="T10">⑥</text:span><text:span text:style-name="T11"><text:line-break/></text:span><text:span text:style-name="T11"><text:line-break/></text:span><text:span text:style-name="T11"><text:line-break/></text:span><text:span text:style-name="T11"><text:line-break/></text:span><text:span text:style-name="T11"/></text:p>
          <draw:enhanced-geometry svg:viewBox="0 0 21600 21600" draw:type="rectangle" draw:enhanced-path="M 0 0 L 21600 0 21600 21600 0 21600 0 0 Z N"/>
        </draw:custom-shape>
        <draw:line draw:style-name="gr10" draw:text-style-name="P8" draw:layer="layout" svg:x1="3.5cm" svg:y1="2.1cm" svg:x2="3.486cm" svg:y2="14.273cm">
          <text:p text:style-name="P1"><text:span text:style-name="T12">G4Studio</text:span><text:span text:style-name="T12">生命线</text:span></text:p>
        </draw:line>
        <draw:custom-shape draw:style-name="gr11" draw:text-style-name="P9" draw:layer="layout" svg:width="3.5cm" svg:height="1cm" svg:x="4.5cm" svg:y="3.2cm">
          <text:p text:style-name="P1"><text:span text:style-name="T13">企业组织机构</text:span><text:span text:style-name="T13"><text:line-break/></text:span><text:span text:style-name="T13">能力模型参考实现</text:span></text:p>
          <draw:enhanced-geometry svg:viewBox="0 0 21600 21600" draw:type="rectangle" draw:enhanced-path="M 0 0 L 21600 0 21600 21600 0 21600 0 0 Z N"/>
        </draw:custom-shape>
        <draw:custom-shape draw:style-name="gr11" draw:text-style-name="P9" draw:layer="layout" svg:width="3.7cm" svg:height="1cm" svg:x="8.6cm" svg:y="3.2cm">
          <text:p text:style-name="P1"><text:span text:style-name="T13">系统管理及</text:span><text:span text:style-name="T13"><text:line-break/></text:span><text:span text:style-name="T13">权限模型参考实现</text:span></text:p>
          <draw:enhanced-geometry svg:viewBox="0 0 21600 21600" draw:type="rectangle" draw:enhanced-path="M 0 0 L 21600 0 21600 21600 0 21600 0 0 Z N"/>
        </draw:custom-shape>
        <draw:custom-shape draw:style-name="gr12" draw:text-style-name="P9" draw:layer="layout" svg:width="3.5cm" svg:height="1cm" svg:x="12.8cm" svg:y="3.2cm">
          <text:p text:style-name="P1"><text:span text:style-name="T13">通用业务参考实现</text:span></text:p>
          <draw:enhanced-geometry svg:viewBox="0 0 21600 21600" draw:type="rectangle" draw:enhanced-path="M 0 0 L 21600 0 21600 21600 0 21600 0 0 Z N"/>
        </draw:custom-shape>
        <draw:custom-shape draw:style-name="gr13" draw:text-style-name="P10" draw:layer="layout" svg:width="3cm" svg:height="0.5cm" svg:x="11.6cm" svg:y="9.7cm">
          <text:p text:style-name="P1"><text:span text:style-name="T14">数据访问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4.6cm" svg:y="9.9cm">
          <text:p text:style-name="P1"><text:span text:style-name="T14">报表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8.1cm" svg:y="8.9cm">
          <text:p text:style-name="P1"><text:span text:style-name="T14">安全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3cm" svg:height="0.5cm" svg:x="8.1cm" svg:y="9.7cm">
          <text:p text:style-name="P1"><text:span text:style-name="T14">流程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3cm" svg:height="0.5cm" svg:x="8.1cm" svg:y="10.5cm">
          <text:p text:style-name="P1"><text:span text:style-name="T14">规则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cm" svg:height="0.5cm" svg:x="11.6cm" svg:y="7.4cm">
          <text:p text:style-name="P1"><text:span text:style-name="T14">监控分析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cm" svg:height="0.5cm" svg:x="11.6cm" svg:y="8.1cm">
          <text:p text:style-name="P1"><text:span text:style-name="T14">日志审计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cm" svg:height="0.5cm" svg:x="11.6cm" svg:y="8.9cm">
          <text:p text:style-name="P1"><text:span text:style-name="T14">业务服务组件</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7" draw:text-style-name="P11" draw:layer="layout" svg:x1="4.4cm" svg:y1="5.8cm" svg:x2="15.9cm" svg:y2="5.8cm">
          <text:p text:style-name="P1"><text:span text:style-name="T15">服务总线</text:span></text:p>
        </draw:line>
        <draw:line draw:style-name="gr18" draw:text-style-name="P12" draw:layer="layout" svg:x1="4.3cm" svg:y1="6.7cm" svg:x2="16.1cm" svg:y2="6.7cm">
          <text:p text:style-name="P1"><text:span text:style-name="T16">数据总线</text:span></text:p>
        </draw:line>
        <draw:custom-shape draw:style-name="gr19" draw:text-style-name="P10" draw:layer="layout" svg:width="3cm" svg:height="0.5cm" svg:x="11.6cm" svg:y="10.5cm">
          <text:p text:style-name="P1"><text:span text:style-name="T14">数据缓存服务</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4.6cm" svg:y="7.5cm">
          <text:p text:style-name="P1"><text:span text:style-name="T14">G4UI</text:span><text:span text:style-name="T14">标签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4.6cm" svg:y="10.5cm">
          <text:p text:style-name="P1"><text:span text:style-name="T14">模板引擎</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4.6cm" svg:y="8.1cm">
          <text:p text:style-name="P1"><text:span text:style-name="T14">Ext JS</text:span><text:span text:style-name="T14">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8.1cm" svg:y="7.4cm">
          <text:p text:style-name="P1"><text:span text:style-name="T14">数据资料转换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3cm" svg:height="0.5cm" svg:x="8.1cm" svg:y="8.1cm">
          <text:p text:style-name="P1"><text:span text:style-name="T14">协议适配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3cm" svg:height="0.5cm" svg:x="4.6cm" svg:y="9.3cm">
          <text:p text:style-name="P1"><text:span text:style-name="T14">SWT/JFace</text:span><text:span text:style-name="T14">图形库</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0" draw:layer="layout" svg:width="1cm" svg:height="3.8cm" svg:x="15cm" svg:y="7.3cm">
          <text:p text:style-name="P1"><text:span text:style-name="T14">平</text:span><text:span text:style-name="T14"><text:line-break/></text:span><text:span text:style-name="T14">台</text:span><text:span text:style-name="T14"><text:line-break/></text:span><text:span text:style-name="T14">辅</text:span><text:span text:style-name="T14"><text:line-break/></text:span><text:span text:style-name="T14">助</text:span><text:span text:style-name="T14"><text:line-break/></text:span><text:span text:style-name="T14">开</text:span><text:span text:style-name="T14"><text:line-break/></text:span><text:span text:style-name="T14">发</text:span><text:span text:style-name="T14"><text:line-break/></text:span><text:span text:style-name="T14">插</text:span><text:span text:style-name="T14"><text:line-break/></text:span><text:span text:style-name="T14">件</text:span></text:p>
          <draw:enhanced-geometry svg:viewBox="0 0 21600 21600" draw:type="rectangle" draw:enhanced-path="M 0 0 L 21600 0 21600 21600 0 21600 0 0 Z N"/>
        </draw:custom-shape>
        <draw:custom-shape draw:style-name="gr21" draw:text-style-name="P10" draw:layer="layout" svg:width="9.5cm" svg:height="0.5cm" svg:x="7.5cm" svg:y="14.4cm">
          <text:p text:style-name="P1"><text:span text:style-name="T14">图2 </text:span><text:span text:style-name="T14">G4Studio</text:span><text:span text:style-name="T14">平台技术架构の总体结构图</text:span></text:p>
          <draw:enhanced-geometry svg:viewBox="0 0 21600 21600" draw:type="rectangle" draw:enhanced-path="M 0 0 L 21600 0 21600 21600 0 21600 0 0 Z N"/>
        </draw:custom-shape>
        <draw:custom-shape draw:style-name="gr14" draw:text-style-name="P10" draw:layer="layout" svg:width="3cm" svg:height="0.5cm" svg:x="4.6cm" svg:y="8.7cm">
          <text:p text:style-name="P1"><text:span text:style-name="T14">静态资源管理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G4Studio技术架构层次调用图" draw:style-name="dp1" draw:master-page-name="Default">
        <draw:custom-shape draw:style-name="gr22" draw:text-style-name="P1" draw:layer="layout" svg:width="3cm" svg:height="8cm" svg:x="2.5cm" svg:y="4cm">
          <text:p text:style-name="P1"><text:span text:style-name="T17">UI</text:span><text:span text:style-name="T17">表现层</text:span><text:span text:style-name="T10">①</text:span><text:line-break/><text:line-break/><text:line-break/><text:line-break/><text:line-break/><text:line-break/><text:line-break/><text:line-break/><text:line-break/><text:line-break/></text:p>
          <draw:enhanced-geometry svg:viewBox="0 0 21600 21600" draw:type="rectangle" draw:enhanced-path="M 0 0 L 21600 0 21600 21600 0 21600 0 0 Z N"/>
        </draw:custom-shape>
        <draw:custom-shape draw:style-name="gr23" draw:text-style-name="P1" draw:layer="layout" svg:width="1.3cm" svg:height="6cm" svg:x="15.7cm" svg:y="5.6cm">
          <text:p text:style-name="P1"><text:span text:style-name="T17"><text:line-break/></text:span><text:span text:style-name="T17"><text:line-break/></text:span><text:span text:style-name="T17"><text:line-break/></text:span><text:span text:style-name="T17"><text:line-break/></text:span><text:span text:style-name="T17">数</text:span><text:span text:style-name="T17"><text:line-break/></text:span><text:span text:style-name="T17">据</text:span><text:span text:style-name="T17"><text:line-break/></text:span><text:span text:style-name="T17">访</text:span><text:span text:style-name="T17"><text:line-break/></text:span><text:span text:style-name="T17">问</text:span><text:span text:style-name="T17"><text:line-break/></text:span><text:span text:style-name="T17">层</text:span><text:span text:style-name="T17"><text:line-break/></text:span><text:span text:style-name="T10">⑤</text:span></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4" draw:text-style-name="P13" draw:layer="layout" svg:width="1.9cm" svg:height="5cm" svg:x="18.5cm" svg:y="6.1cm">
          <text:p text:style-name="P1"><text:span text:style-name="T18">数据库</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 draw:text-style-name="P10" draw:layer="layout" svg:width="2.5cm" svg:height="1.5cm" svg:x="2.7cm" svg:y="6cm">
          <text:p text:style-name="P1"><text:span text:style-name="T14">浏览器客户端</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14" draw:layer="layout" svg:width="2.5cm" svg:height="1.5cm" svg:x="2.7cm" svg:y="8.3cm">
          <text:p text:style-name="P1"><text:span text:style-name="T19">Win32</text:span><text:span text:style-name="T19"><text:line-break/></text:span><text:span text:style-name="T19">桌面客户端</text:span></text:p>
          <draw:enhanced-geometry svg:viewBox="0 0 21600 21600" draw:type="rectangle" draw:enhanced-path="M 0 0 L 21600 0 21600 21600 0 21600 0 0 Z N"/>
        </draw:custom-shape>
        <draw:custom-shape draw:style-name="gr27" draw:text-style-name="P1" draw:layer="layout" svg:width="1.2cm" svg:height="6cm" svg:x="13cm" svg:y="5.6cm">
          <text:p text:style-name="P1"><text:span text:style-name="T17"/></text:p>
          <text:p text:style-name="P1"><text:span text:style-name="T17"><text:line-break/></text:span><text:span text:style-name="T17"><text:line-break/></text:span><text:span text:style-name="T17">业</text:span><text:span text:style-name="T17"><text:line-break/></text:span><text:span text:style-name="T17">务</text:span><text:span text:style-name="T17"><text:line-break/></text:span><text:span text:style-name="T17">模</text:span><text:span text:style-name="T17"><text:line-break/></text:span><text:span text:style-name="T17">型</text:span><text:span text:style-name="T17"><text:line-break/></text:span><text:span text:style-name="T17">服</text:span><text:span text:style-name="T17"><text:line-break/></text:span><text:span text:style-name="T17">务</text:span><text:span text:style-name="T17"><text:line-break/></text:span><text:span text:style-name="T17">层</text:span><text:span text:style-name="T17"><text:line-break/></text:span><text:span text:style-name="T10">④</text:span></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3" draw:text-style-name="P1" draw:layer="layout" svg:width="1.3cm" svg:height="6cm" svg:x="10.2cm" svg:y="5.6cm">
          <text:p text:style-name="P1"><text:span text:style-name="T17"><text:line-break/></text:span><text:span text:style-name="T17"><text:line-break/></text:span><text:span text:style-name="T17"><text:line-break/></text:span><text:span text:style-name="T17"><text:line-break/></text:span><text:span text:style-name="T17">视</text:span><text:span text:style-name="T17"><text:line-break/></text:span><text:span text:style-name="T17">图</text:span><text:span text:style-name="T17"><text:line-break/></text:span><text:span text:style-name="T17">服</text:span><text:span text:style-name="T17"><text:line-break/></text:span><text:span text:style-name="T17">务</text:span><text:span text:style-name="T17"><text:line-break/></text:span><text:span text:style-name="T17">层</text:span><text:span text:style-name="T17"><text:line-break/></text:span><text:span text:style-name="T10">③</text:span><text:span text:style-name="T17"><text:line-break/></text:span><text:span text:style-name="T17"><text:line-break/></text:span><text:span text:style-name="T17"/></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28" draw:text-style-name="P1" draw:layer="layout" svg:width="2.5cm" svg:height="3.8cm" svg:x="6.4cm" svg:y="4.8cm">
          <text:p text:style-name="P1"><text:span text:style-name="T17">控</text:span><text:span text:style-name="T17"><text:line-break/></text:span><text:span text:style-name="T17">制</text:span><text:span text:style-name="T17"><text:line-break/></text:span><text:span text:style-name="T17">逻</text:span><text:span text:style-name="T17"><text:line-break/></text:span><text:span text:style-name="T17">辑</text:span><text:span text:style-name="T17"><text:line-break/></text:span><text:span text:style-name="T17">层</text:span><text:span text:style-name="T17"><text:line-break/></text:span><text:span text:style-name="T10">②</text:span></text:p>
          <draw:enhanced-geometry svg:viewBox="0 0 21600 21600" draw:mirror-vertical="false" draw:mirror-horizontal="true" draw:glue-points="10800 0 0 10800 10800 21600 21600 10800" draw:text-areas="5400 5400 16200 16200" draw:type="flowchart-decision" draw:enhanced-path="M 0 10800 L 10800 0 21600 10800 10800 21600 0 10800 Z N"/>
        </draw:custom-shape>
        <draw:line draw:style-name="gr29" draw:text-style-name="P15" draw:layer="layout" svg:x1="5cm" svg:y1="6.7cm" svg:x2="6.5cm" svg:y2="6.7cm">
          <text:p text:style-name="P1"><text:span text:style-name="T20">⑥</text:span></text:p>
        </draw:line>
        <draw:line draw:style-name="gr30" draw:text-style-name="P15" draw:layer="layout" svg:x1="8.9cm" svg:y1="6.7cm" svg:x2="10.4cm" svg:y2="8.7cm">
          <text:p text:style-name="P1"><text:span text:style-name="T21">⑦</text:span></text:p>
        </draw:line>
        <draw:line draw:style-name="gr29" draw:text-style-name="P15" draw:layer="layout" svg:x1="11.5cm" svg:y1="8.5cm" svg:x2="13cm" svg:y2="8.5cm">
          <text:p text:style-name="P1"><text:span text:style-name="T22">⑩</text:span></text:p>
        </draw:line>
        <draw:line draw:style-name="gr29" draw:text-style-name="P15" draw:layer="layout" svg:x1="14.2cm" svg:y1="8.5cm" svg:x2="15.7cm" svg:y2="8.5cm">
          <text:p text:style-name="P1"><text:span text:style-name="T22">⑾</text:span></text:p>
        </draw:line>
        <draw:line draw:style-name="gr29" draw:text-style-name="P15" draw:layer="layout" svg:x1="17cm" svg:y1="8.5cm" svg:x2="18.5cm" svg:y2="8.5cm">
          <text:p text:style-name="P1"><text:span text:style-name="T22">⑿</text:span></text:p>
        </draw:line>
        <draw:line draw:style-name="gr29" draw:text-style-name="P15" draw:layer="layout" svg:x1="9cm" svg:y1="6.7cm" svg:x2="13cm" svg:y2="8.2cm">
          <text:p text:style-name="P1"><text:span text:style-name="T22">⑧</text:span></text:p>
        </draw:line>
        <draw:line draw:style-name="gr29" draw:text-style-name="P15" draw:layer="layout" svg:x1="8.8cm" svg:y1="6.6cm" svg:x2="15.8cm" svg:y2="8.1cm">
          <text:p text:style-name="P1"><text:span text:style-name="T22">⑨</text:span></text:p>
        </draw:line>
        <draw:line draw:style-name="gr29" draw:text-style-name="P15" draw:layer="layout" svg:x1="5.2cm" svg:y1="9cm" svg:x2="10.2cm" svg:y2="9cm">
          <text:p text:style-name="P1"><text:span text:style-name="T22">⒀</text:span></text:p>
        </draw:line>
        <draw:custom-shape draw:style-name="gr31" draw:text-style-name="P16" draw:layer="layout" svg:width="3.8cm" svg:height="1.5cm" svg:x="6.2cm" svg:y="12cm">
          <text:p text:style-name="P1"><text:span text:style-name="T23">客户端双兼容架构，</text:span><text:span text:style-name="T23"><text:line-break/></text:span><text:span text:style-name="T23">支持多渠道接入</text:span></text:p>
          <draw:enhanced-geometry svg:viewBox="0 0 21600 21600" draw:text-areas="3000 3320 17110 17330" draw:type="cloud-callout" draw:modifiers="-2756.11681136543 -7051.299133910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6" draw:layer="layout" svg:width="4.5cm" svg:height="1.5cm" svg:x="8.5cm" svg:y="3.4cm">
          <text:p text:style-name="P1"><text:span text:style-name="T23">SOA</text:span><text:span text:style-name="T23">扩展结构，</text:span><text:span text:style-name="T23"><text:line-break/></text:span><text:span text:style-name="T23">解决与周边软件互联互通</text:span></text:p>
          <draw:enhanced-geometry svg:viewBox="0 0 21600 21600" draw:text-areas="3000 3320 17110 17330" draw:type="cloud-callout" draw:modifiers="11647.0117751611 32939.64023984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6" draw:layer="layout" svg:width="4.5cm" svg:height="1cm" svg:x="13.5cm" svg:y="12cm">
          <text:p text:style-name="P1"><text:span text:style-name="T23">商业逻辑封装,规范约束</text:span></text:p>
          <draw:enhanced-geometry svg:viewBox="0 0 21600 21600" draw:text-areas="3000 3320 17110 17330" draw:type="cloud-callout" draw:modifiers="71.9840035547656 -10573.426573426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0" draw:layer="layout" svg:width="9.5cm" svg:height="0.5cm" svg:x="6.1cm" svg:y="13.7cm">
          <text:p text:style-name="P1"><text:span text:style-name="T14">图3 </text:span><text:span text:style-name="T14">G4Studio</text:span><text:span text:style-name="T14">技术架构の层次调用图</text:span></text:p>
          <draw:enhanced-geometry svg:viewBox="0 0 21600 21600" draw:type="rectangle" draw:enhanced-path="M 0 0 L 21600 0 21600 21600 0 21600 0 0 Z N"/>
        </draw:custom-shape>
        <draw:custom-shape draw:style-name="gr26" draw:text-style-name="P14" draw:layer="layout" svg:width="2.5cm" svg:height="1.5cm" svg:x="2.7cm" svg:y="10.4cm">
          <text:p text:style-name="P1"><text:span text:style-name="T19">移动终端设备</text:span></text:p>
          <draw:enhanced-geometry svg:viewBox="0 0 21600 21600" draw:type="rectangle" draw:enhanced-path="M 0 0 L 21600 0 21600 21600 0 21600 0 0 Z N"/>
        </draw:custom-shape>
        <draw:line draw:style-name="gr29" draw:text-style-name="P15" draw:layer="layout" svg:x1="5.2cm" svg:y1="11.2cm" svg:x2="10.2cm" svg:y2="11.2cm">
          <text:p text:style-name="P1"><text:span text:style-name="T22">⒁</text:span></text:p>
        </draw:line>
      </draw:page>
      <draw:page draw:name="G4Studio技术架构数据流向图" draw:style-name="dp1" draw:master-page-name="Default">
        <draw:frame draw:style-name="gr33" draw:text-style-name="P17" draw:layer="layout" svg:width="1.2cm" svg:height="1.269cm" svg:x="3.8cm" svg:y="6.9cm">
          <draw:image xlink:href="Pictures/100002010000003000000030AE7C034C.png" xlink:type="simple" xlink:show="embed" xlink:actuate="onLoad">
            <text:p text:style-name="P1"><text:span text:style-name="T24">桌面</text:span><text:span text:style-name="T25"><text:line-break/></text:span><text:span text:style-name="T25"/></text:p>
          </draw:image>
        </draw:frame>
        <draw:frame draw:style-name="gr33" draw:text-style-name="P18" draw:layer="layout" svg:width="1.269cm" svg:height="1.269cm" svg:x="3.931cm" svg:y="4.1cm">
          <draw:image xlink:href="Pictures/100002010000003000000030F8A846DA.png" xlink:type="simple" xlink:show="embed" xlink:actuate="onLoad">
            <text:p text:style-name="P1"><text:span text:style-name="T26">浏览器</text:span></text:p>
          </draw:image>
        </draw:frame>
        <draw:frame draw:style-name="gr33" draw:text-style-name="P18" draw:layer="layout" svg:width="1.269cm" svg:height="1.269cm" svg:x="3.9cm" svg:y="9.8cm">
          <draw:image xlink:href="Pictures/100002010000003000000030025F5EED.png" xlink:type="simple" xlink:show="embed" xlink:actuate="onLoad">
            <text:p text:style-name="P1"><text:span text:style-name="T26">移动终端</text:span></text:p>
          </draw:image>
        </draw:frame>
        <draw:frame draw:style-name="gr33" draw:text-style-name="P19" draw:layer="layout" svg:width="2cm" svg:height="2.5cm" svg:x="6.6cm" svg:y="11.5cm">
          <draw:image xlink:href="Pictures/10000000000000F60000011CFBDC8861.png" xlink:type="simple" xlink:show="embed" xlink:actuate="onLoad">
            <text:p text:style-name="P1"><text:span text:style-name="T27"><text:line-break/></text:span><text:span text:style-name="T28">数据库</text:span></text:p>
          </draw:image>
        </draw:frame>
        <draw:custom-shape draw:style-name="gr21" draw:text-style-name="P10" draw:layer="layout" svg:width="8cm" svg:height="0.5cm" svg:x="8.6cm" svg:y="14.1cm">
          <text:p text:style-name="P1"><text:span text:style-name="T14">图4 </text:span><text:span text:style-name="T14">G4Studio</text:span><text:span text:style-name="T14">技术架构の数据流图</text:span></text:p>
          <draw:enhanced-geometry svg:viewBox="0 0 21600 21600" draw:type="rectangle" draw:enhanced-path="M 0 0 L 21600 0 21600 21600 0 21600 0 0 Z N"/>
        </draw:custom-shape>
        <draw:custom-shape draw:style-name="gr34" draw:text-style-name="P20" xml:id="id1" draw:id="id1" draw:layer="layout" svg:width="3cm" svg:height="1cm" svg:x="10cm" svg:y="1.8cm">
          <text:p text:style-name="P1"><text:span text:style-name="T29">A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xml:id="id4" draw:id="id4" draw:layer="layout" svg:width="3.5cm" svg:height="1cm" svg:x="11.5cm" svg:y="5.6cm">
          <text:p text:style-name="P1"><text:span text:style-name="T29">View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1" xml:id="id5" draw:id="id5" draw:layer="layout" svg:width="3.5cm" svg:height="1cm" svg:x="17.5cm" svg:y="8.5cm">
          <text:p text:style-name="P1"><text:span text:style-name="T29">Biz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2" xml:id="id2" draw:id="id2" draw:layer="layout" svg:width="2.5cm" svg:height="1cm" svg:x="13cm" svg:y="12cm">
          <text:p text:style-name="P1"><text:span text:style-name="T30">DA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23" draw:layer="layout" svg:x1="4.9cm" svg:y1="4.3cm" svg:x2="10cm" svg:y2="2.5cm">
          <text:p text:style-name="P1"><text:span text:style-name="T31">①</text:span></text:p>
        </draw:line>
        <draw:line draw:style-name="gr36" draw:text-style-name="P15" draw:layer="layout" svg:x1="18.5cm" svg:y1="9.5cm" svg:x2="14.5cm" svg:y2="12cm">
          <text:p text:style-name="P1"><text:span text:style-name="T22">⑤</text:span></text:p>
        </draw:line>
        <draw:line draw:style-name="gr36" draw:text-style-name="P15" draw:layer="layout" svg:x1="13cm" svg:y1="12.5cm" svg:x2="8.5cm" svg:y2="12.5cm">
          <text:p text:style-name="P1"><text:span text:style-name="T22">⑦</text:span></text:p>
        </draw:line>
        <draw:line draw:style-name="gr35" draw:text-style-name="P23" xml:id="id3" draw:id="id3" draw:layer="layout" svg:x1="11.3cm" svg:y1="2.8cm" svg:x2="19cm" svg:y2="8.5cm">
          <text:p text:style-name="P1"><text:span text:style-name="T31">③</text:span></text:p>
        </draw:line>
        <draw:line draw:style-name="gr35" draw:text-style-name="P15" draw:layer="layout" svg:x1="5cm" svg:y1="7.4cm" svg:x2="11.5cm" svg:y2="6.4cm">
          <text:p text:style-name="P1"><text:span text:style-name="T22">⑧</text:span></text:p>
        </draw:line>
        <draw:line draw:style-name="gr35" draw:text-style-name="P23" draw:layer="layout" svg:x1="5.1cm" svg:y1="10.5cm" svg:x2="11.6cm" svg:y2="6.5cm">
          <text:p text:style-name="P1"><text:span text:style-name="T31">⑨</text:span></text:p>
        </draw:line>
        <draw:connector draw:style-name="gr37" draw:text-style-name="P23" draw:layer="layout" draw:type="curve" svg:x1="13cm" svg:y1="2.3cm" svg:x2="15.5cm" svg:y2="12.5cm" draw:start-shape="id1" draw:start-glue-point="1" draw:end-shape="id2" draw:end-glue-point="1" svg:d="m13000 2300c4503 0 3253 10200 2500 10200">
          <text:p text:style-name="P1"><text:span text:style-name="T32"><text:s text:c="14"/>④</text:span></text:p>
        </draw:connector>
        <draw:connector draw:style-name="gr38" draw:text-style-name="P1" draw:layer="layout" draw:type="curve" svg:x1="11.3cm" svg:y1="5.65cm" svg:x2="11.271cm" svg:y2="2.937cm" draw:start-shape="id3" draw:start-glue-point="3" svg:d="m11300 5650c-750 0-735-2713-29-2713">
          <text:p text:style-name="P1"><text:span text:style-name="T31">②</text:span></text:p>
        </draw:connector>
        <draw:connector draw:style-name="gr39" draw:text-style-name="P1" draw:layer="layout" draw:type="curve" svg:x1="13.25cm" svg:y1="5.6cm" svg:x2="21cm" svg:y2="9cm" draw:start-shape="id4" draw:start-glue-point="0" draw:end-shape="id5" draw:end-glue-point="1" svg:d="m13250 5600c0-751 4126-626 6252 411s2251 2989 1498 2989">
          <text:p/>
        </draw:connector>
        <draw:frame draw:style-name="gr40" draw:text-style-name="P24" draw:layer="layout" svg:width="0.925cm" svg:height="0.734cm" svg:x="18.415cm" svg:y="5.5cm">
          <draw:text-box>
            <text:p><text:span text:style-name="T22">⑩</text:span></text:p>
          </draw:text-box>
        </draw:frame>
        <draw:frame draw:style-name="gr41" draw:text-style-name="P25" draw:layer="layout" svg:width="5.98cm" svg:height="1.073cm" draw:transform="rotate (0.349065850398866) translate (4.405cm 3.238cm)">
          <draw:text-box draw:corner-radius="0.823cm">
            <text:p><text:span text:style-name="T33">Json、ActionForm、HttpServletRequest、HttpServletResponse</text:span></text:p>
          </draw:text-box>
        </draw:frame>
        <draw:frame draw:style-name="gr42" draw:text-style-name="P26" draw:layer="layout" svg:width="0.929cm" svg:height="3.025cm" svg:x="15.5cm" svg:y="7.675cm">
          <draw:text-box>
            <text:p text:style-name="P26"><text:span text:style-name="T34">DTO、JavaBean</text:span></text:p>
          </draw:text-box>
        </draw:frame>
        <draw:frame draw:style-name="gr43" draw:text-style-name="P26" draw:layer="layout" svg:width="0.929cm" svg:height="1.022cm" draw:transform="rotate (0.959931088596881) translate (16.5cm 6.761cm)">
          <draw:text-box>
            <text:p text:style-name="P26"><text:span text:style-name="T34">DTO</text:span></text:p>
          </draw:text-box>
        </draw:frame>
        <draw:frame draw:style-name="gr43" draw:text-style-name="P26" draw:layer="layout" svg:width="0.929cm" svg:height="3.025cm" draw:transform="rotate (-0.959931088596881) translate (18.008cm 9.861cm)">
          <draw:text-box>
            <text:p text:style-name="P26"><text:span text:style-name="T34">DTO、JavaBean</text:span></text:p>
          </draw:text-box>
        </draw:frame>
        <draw:frame draw:style-name="gr40" draw:text-style-name="P27" draw:layer="layout" svg:width="4.38cm" svg:height="0.662cm" svg:x="8.6cm" svg:y="11.8cm">
          <draw:text-box>
            <text:p><text:span text:style-name="T34">SQL、DTO、JavaBean</text:span></text:p>
          </draw:text-box>
        </draw:frame>
        <draw:frame draw:style-name="gr43" draw:text-style-name="P26" draw:layer="layout" svg:width="0.929cm" svg:height="1.022cm" draw:transform="rotate (1.22173047639603) translate (16.946cm 5.438cm)">
          <draw:text-box>
            <text:p text:style-name="P26"><text:span text:style-name="T34">DTO</text:span></text:p>
          </draw:text-box>
        </draw:frame>
        <draw:frame draw:style-name="gr40" draw:text-style-name="P28" draw:layer="layout" svg:width="7.384cm" svg:height="1.073cm" draw:transform="rotate (0.174532925199433) translate (4.663cm 6.486cm)">
          <draw:text-box>
            <text:p><text:span text:style-name="T19">XML、JSON、DTO、</text:span><text:span text:style-name="T19">系列化</text:span><text:span text:style-name="T19">JavaBean、</text:span><text:span text:style-name="T19"><text:line-break/></text:span><text:span text:style-name="T19">Soap、HttpRequest、HttpResponse</text:span></text:p>
          </draw:text-box>
        </draw:frame>
        <draw:frame draw:style-name="gr40" draw:text-style-name="P28" draw:layer="layout" svg:width="7.384cm" svg:height="1.073cm" draw:transform="rotate (0.610865238198015) translate (5.662cm 10.55cm)">
          <draw:text-box>
            <text:p><text:span text:style-name="T19">XML、JSON、DTO、</text:span><text:span text:style-name="T19">系列化</text:span><text:span text:style-name="T19">JavaBean、</text:span><text:span text:style-name="T19"><text:line-break/></text:span><text:span text:style-name="T19">Soap、HttpRequest、HttpResponse</text:span></text:p>
          </draw:text-box>
        </draw:frame>
        <draw:frame draw:style-name="gr43" draw:text-style-name="P26" draw:layer="layout" svg:width="0.929cm" svg:height="1.022cm" svg:x="9.971cm" svg:y="3.5cm">
          <draw:text-box>
            <text:p text:style-name="P26"><text:span text:style-name="T34">DT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Axial_20_light_20_red_2f_white" draw:display-name="Axial light red/white" draw:style="linear" draw:start-color="#23b8dc" draw:end-color="#ffffff" draw:start-intensity="100%" draw:end-intensity="100%" draw:angle="300" draw:border="50%"/>
    <draw:gradient draw:name="Gradient_20_1" draw:display-name="Gradient 1" draw:style="linear" draw:start-color="#00cccc" draw:end-color="#eafff5" draw:start-intensity="100%" draw:end-intensity="100%" draw:angle="300" draw:border="10%"/>
    <draw:gradient draw:name="Gradient_20_2" draw:display-name="Gradient 2" draw:style="axial" draw:start-color="#000080" draw:end-color="#800000" draw:start-intensity="100%" draw:end-intensity="100%" draw:angle="300" draw:border="10%"/>
    <draw:gradient draw:name="Gradient_20_7" draw:display-name="Gradient 7" draw:style="linear" draw:start-color="#00cccc" draw:end-color="#ffffff" draw:start-intensity="100%" draw:end-intensity="100%" draw:angle="440" draw:border="0%"/>
    <draw:gradient draw:name="Radial_20_green_2f_black" draw:display-name="Radial green/black" draw:style="radial" draw:cx="35%" draw:cy="30%" draw:start-color="#008000" draw:end-color="#c0c0c0" draw:start-intensity="100%" draw:end-intensity="100%" draw:border="30%"/>
    <draw:gradient draw:name="Square_20_yellow_2f_white" draw:display-name="Square yellow/white" draw:style="square" draw:cx="50%" draw:cy="50%" draw:start-color="#e6ff00" draw:end-color="#ffffff" draw:start-intensity="100%" draw:end-intensity="100%" draw:angle="2700" draw:border="0%"/>
    <draw:hatch draw:name="Black_20_45_20_Degrees_20_Wide" draw:display-name="Black 45 Degrees Wide" draw:style="single" draw:color="#008000" draw:distance="0.51cm" draw:rotation="450"/>
    <draw:hatch draw:name="Hatch_20_1" draw:display-name="Hatch 1" draw:style="single" draw:color="#000000" draw:distance="0.02cm" draw:rotation="0"/>
    <draw:hatch draw:name="Hatching_20_2" draw:display-name="Hatching 2" draw:style="single" draw:color="#aecf00" draw:distance="0.7cm" draw:rotation="1350"/>
    <draw:fill-image draw:name="Bitmape_20_1" draw:display-name="Bitmape 1" xlink:href="Pictures/10000000000000200000002000309F1C.png" xlink:type="simple" xlink:show="embed" xlink:actuate="onLoad"/>
    <draw:fill-image draw:name="Pebbles" xlink:href="Pictures/100000000000005E0000005EDF9FDE90.png" xlink:type="simple" xlink:show="embed" xlink:actuate="onLoad"/>
    <draw:fill-image draw:name="Roses" xlink:href="Pictures/100000000000005E0000005ED5F5C24A.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justify" fo:text-indent="0cm" style:text-autospace="ideograph-alpha"/>
      <style:text-properties fo:font-family="'Times New Roman'" style:font-family-generic="roman" style:font-pitch="variable" fo:font-size="10.5pt" fo:language="en" fo:country="US" style:letter-kerning="true" style:font-family-asian="宋体, SimSun" style:font-pitch-asian="variable" style:font-size-asian="10.5pt" style:language-asian="zh" style:country-asian="CN" style:font-family-complex="'Times New Roman'" style:font-family-generic-complex="roman" style:font-pitch-complex="variable" style:font-size-complex="10.5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24cm" fo:page-height="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5H33M14S</meta:editing-duration>
    <meta:editing-cycles>459</meta:editing-cycles>
    <meta:generator>LibreOffice/3.4$Win32 LibreOffice_project/340m1$Build-12</meta:generator>
    <dc:date>2011-12-07T14:25:23.72</dc:date>
    <meta:document-statistic meta:object-count="87"/>
  </office:meta>
</office:document-meta>
</file>